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108cm" fo:min-width="4.355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3.1cm" fo:min-width="4.35cm"/>
    </style:style>
    <style:style style:name="gr3" style:family="graphic" style:parent-style-name="standard">
      <style:graphic-properties draw:stroke="none" svg:stroke-color="#000000" draw:fill="none" draw:fill-color="#ffff99" fo:min-height="0.712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fill-color="#ffff99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99"/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99"/>
      <style:text-properties fo:font-size="18pt"/>
    </style:style>
    <style:style style:name="P5" style:family="paragraph">
      <loext:graphic-properties draw:fill="none" draw:fill-color="#ffff99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55cm" svg:height="3.358cm" svg:x="11.429cm" svg:y="10.942cm">
          <text:p text:style-name="P1">Varredura</text:p>
          <text:p text:style-name="P1"><text:s/>dos alv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85cm" svg:height="3.35cm" svg:x="18.56cm" svg:y="10.94cm">
          <text:p text:style-name="P1">Normalização</text:p>
          <text:p text:style-name="P1">dos dad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85cm" svg:height="3.35cm" svg:x="31.1cm" svg:y="10.99cm">
          <text:p text:style-name="P1">Persistência</text:p>
          <text:p text:style-name="P1">dos dad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4.85cm" svg:height="3.35cm" svg:x="39.5cm" svg:y="7.75cm">
          <text:p text:style-name="P1">Visualização</text:p>
          <text:p text:style-name="P1">dos dad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4.85cm" svg:height="3.35cm" svg:x="39.45cm" svg:y="14.35cm">
          <text:p text:style-name="P1">Comparação de</text:p>
          <text:p text:style-name="P1">perfi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cm" svg:height="0.962cm" svg:x="11.484cm" svg:y="10.938cm">
          <draw:text-box>
            <text:p text:style-name="P3">1</text:p>
          </draw:text-box>
        </draw:frame>
        <draw:frame draw:style-name="gr3" draw:text-style-name="P4" draw:layer="layout" svg:width="1cm" svg:height="0.962cm" svg:x="18.584cm" svg:y="10.938cm">
          <draw:text-box>
            <text:p text:style-name="P3">2</text:p>
          </draw:text-box>
        </draw:frame>
        <draw:frame draw:style-name="gr3" draw:text-style-name="P4" draw:layer="layout" svg:width="1cm" svg:height="0.962cm" svg:x="31.1cm" svg:y="11.088cm">
          <draw:text-box>
            <text:p text:style-name="P3">3</text:p>
          </draw:text-box>
        </draw:frame>
        <draw:frame draw:style-name="gr3" draw:text-style-name="P4" draw:layer="layout" svg:width="1cm" svg:height="0.962cm" svg:x="39.5cm" svg:y="7.788cm">
          <draw:text-box>
            <text:p text:style-name="P3">4</text:p>
          </draw:text-box>
        </draw:frame>
        <draw:frame draw:style-name="gr3" draw:text-style-name="P4" draw:layer="layout" svg:width="1cm" svg:height="0.962cm" svg:x="39.5cm" svg:y="14.35cm">
          <draw:text-box>
            <text:p text:style-name="P3">5</text:p>
          </draw:text-box>
        </draw:frame>
        <draw:connector draw:style-name="gr4" draw:text-style-name="P5" draw:layer="layout" draw:type="line" svg:x1="16.284cm" svg:y1="12.621cm" svg:x2="18.56cm" svg:y2="12.615cm" draw:start-shape="id1" draw:start-glue-point="1" draw:end-shape="id2" draw:end-glue-point="3" svg:d="M16284 12621l2276-6" svg:viewBox="0 0 2277 7">
          <text:p/>
        </draw:connector>
        <draw:connector draw:style-name="gr4" draw:text-style-name="P5" draw:layer="layout" draw:type="line" svg:x1="35.95cm" svg:y1="12.665cm" svg:x2="39.5cm" svg:y2="9.425cm" draw:start-shape="id3" draw:start-glue-point="1" draw:end-shape="id4" svg:d="M35950 12665l3550-3240" svg:viewBox="0 0 3551 3241">
          <text:p/>
        </draw:connector>
        <draw:connector draw:style-name="gr4" draw:text-style-name="P5" draw:layer="layout" draw:type="line" svg:x1="35.95cm" svg:y1="12.665cm" svg:x2="39.45cm" svg:y2="16.025cm" draw:start-shape="id3" draw:start-glue-point="1" draw:end-shape="id5" draw:end-glue-point="3" svg:d="M35950 12665l3500 3360" svg:viewBox="0 0 3501 3361">
          <text:p/>
        </draw:connector>
        <draw:custom-shape draw:style-name="gr1" draw:text-style-name="P2" xml:id="id6" draw:id="id6" draw:layer="layout" svg:width="4.855cm" svg:height="3.358cm" svg:x="1.045cm" svg:y="3.3cm">
          <text:p text:style-name="P1">Hór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855cm" svg:height="3.358cm" svg:x="3.945cm" svg:y="13.242cm">
          <text:p text:style-name="P1">IPs de</text:p>
          <text:p text:style-name="P1">dispositios</text:p>
          <text:p text:style-name="P1">para a varredu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855cm" svg:height="3.358cm" svg:x="3.9cm" svg:y="8.542cm">
          <text:p text:style-name="P1">IPs de </text:p>
          <text:p text:style-name="P1">dispositivos </text:p>
          <text:p text:style-name="P1">invadid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s" svg:x1="5.9cm" svg:y1="4.979cm" svg:x2="6.327cm" svg:y2="8.542cm" draw:start-shape="id6" draw:end-shape="id7" svg:d="M5900 4979h500l-73 3062v501" svg:viewBox="0 0 501 3564">
          <text:p/>
        </draw:connector>
        <draw:custom-shape draw:style-name="gr1" draw:text-style-name="P2" xml:id="id8" draw:id="id8" draw:layer="layout" svg:width="4.855cm" svg:height="3.358cm" svg:x="1cm" svg:y="18.48cm">
          <text:p text:style-name="P1">Usuári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s" svg:x1="5.855cm" svg:y1="20.159cm" svg:x2="6.372cm" svg:y2="16.6cm" draw:start-shape="id8" draw:start-glue-point="1" draw:end-shape="id9" svg:d="M5855 20159h500l17-3058v-501" svg:viewBox="0 0 518 3560">
          <text:p/>
        </draw:connector>
        <draw:connector draw:style-name="gr5" draw:text-style-name="P6" draw:layer="layout" draw:type="lines" svg:x1="11.429cm" svg:y1="12.621cm" svg:x2="8.755cm" svg:y2="10.221cm" draw:start-shape="id1" draw:start-glue-point="3" draw:end-shape="id7" svg:d="M11429 12621h-502l-1672-2400h-500" svg:viewBox="0 0 2675 2401">
          <text:p/>
        </draw:connector>
        <draw:connector draw:style-name="gr5" draw:text-style-name="P6" draw:layer="layout" draw:type="lines" svg:x1="11.429cm" svg:y1="12.621cm" svg:x2="8.8cm" svg:y2="14.921cm" draw:start-shape="id1" draw:end-shape="id9" draw:end-glue-point="1" svg:d="M11429 12621h-502l-1627 2300h-500" svg:viewBox="0 0 2630 2301">
          <text:p/>
        </draw:connector>
        <draw:custom-shape draw:style-name="gr2" draw:text-style-name="P2" xml:id="id10" draw:id="id10" draw:layer="layout" svg:width="4.85cm" svg:height="3.35cm" svg:x="24.75cm" svg:y="6.05cm">
          <text:p text:style-name="P1">Ips norma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4.85cm" svg:height="3.35cm" svg:x="24.75cm" svg:y="16.06cm">
          <text:p text:style-name="P1">Ips fra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s" svg:x1="23.41cm" svg:y1="12.615cm" svg:x2="24.75cm" svg:y2="7.725cm" draw:start-shape="id2" draw:end-shape="id10" svg:d="M23410 12615h501l338-4890h501" svg:viewBox="0 0 1341 4891">
          <text:p/>
        </draw:connector>
        <draw:connector draw:style-name="gr5" draw:text-style-name="P6" draw:layer="layout" draw:type="lines" svg:x1="23.41cm" svg:y1="12.615cm" svg:x2="24.75cm" svg:y2="17.735cm" draw:start-shape="id2" draw:end-shape="id11" svg:d="M23410 12615h501l338 5120h501" svg:viewBox="0 0 1341 5121">
          <text:p/>
        </draw:connector>
        <draw:connector draw:style-name="gr5" draw:text-style-name="P6" draw:layer="layout" draw:type="lines" svg:x1="29.6cm" svg:y1="7.725cm" svg:x2="31.1cm" svg:y2="12.665cm" draw:start-shape="id10" draw:end-shape="id3" draw:end-glue-point="3" svg:d="M29600 7725h501l498 4940h501" svg:viewBox="0 0 1501 4941">
          <text:p/>
        </draw:connector>
        <draw:connector draw:style-name="gr5" draw:text-style-name="P6" draw:layer="layout" draw:type="lines" svg:x1="29.6cm" svg:y1="17.735cm" svg:x2="31.1cm" svg:y2="12.665cm" draw:start-shape="id11" draw:end-shape="id3" draw:end-glue-point="3" svg:d="M29600 17735h501l498-5070h501" svg:viewBox="0 0 1501 5071">
          <text:p/>
        </draw:connector>
        <draw:connector draw:style-name="gr5" draw:text-style-name="P6" draw:layer="layout" draw:type="lines" svg:x1="41.875cm" svg:y1="14.35cm" svg:x2="41.925cm" svg:y2="11.1cm" draw:start-shape="id5" draw:start-glue-point="0" draw:end-shape="id4" svg:d="M41875 14350v-501l50-2248v-501" svg:viewBox="0 0 51 3251">
          <text:p/>
        </draw:connector>
        <draw:frame draw:style-name="gr3" draw:text-style-name="P4" draw:layer="layout" svg:width="1cm" svg:height="0.962cm" svg:x="1.1cm" svg:y="3.338cm">
          <draw:text-box>
            <text:p text:style-name="P3">1</text:p>
          </draw:text-box>
        </draw:frame>
        <draw:frame draw:style-name="gr3" draw:text-style-name="P4" draw:layer="layout" svg:width="1cm" svg:height="0.962cm" svg:x="3.9cm" svg:y="8.638cm">
          <draw:text-box>
            <text:p text:style-name="P3">1</text:p>
          </draw:text-box>
        </draw:frame>
        <draw:frame draw:style-name="gr3" draw:text-style-name="P4" draw:layer="layout" svg:width="1cm" svg:height="0.962cm" svg:x="4cm" svg:y="13.338cm">
          <draw:text-box>
            <text:p text:style-name="P3">1</text:p>
          </draw:text-box>
        </draw:frame>
        <draw:frame draw:style-name="gr3" draw:text-style-name="P4" draw:layer="layout" svg:width="1cm" svg:height="0.962cm" svg:x="1.1cm" svg:y="18.538cm">
          <draw:text-box>
            <text:p text:style-name="P3">1</text:p>
          </draw:text-box>
        </draw:frame>
        <draw:frame draw:style-name="gr3" draw:text-style-name="P4" draw:layer="layout" svg:width="1cm" svg:height="0.962cm" svg:x="24.8cm" svg:y="16.1cm">
          <draw:text-box>
            <text:p text:style-name="P3">2</text:p>
          </draw:text-box>
        </draw:frame>
        <draw:frame draw:style-name="gr3" draw:text-style-name="P4" draw:layer="layout" svg:width="1cm" svg:height="0.962cm" svg:x="24.8cm" svg:y="6.1cm">
          <draw:text-box>
            <text:p text:style-name="P3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09:00:16.300977664</meta:creation-date>
    <dc:date>2017-11-12T04:04:36.010595200</dc:date>
    <meta:editing-duration>PT9M46S</meta:editing-duration>
    <meta:editing-cycles>3</meta:editing-cycles>
    <meta:generator>LibreOffice/5.4.2.2.0$Linux_X86_64 LibreOffice_project/40m0$Build-2</meta:generator>
    <meta:document-statistic meta:object-count="34"/>
  </office:meta>
</office:document-meta>
</file>